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1d41a" draw:textarea-horizontal-align="justify" draw:textarea-vertical-align="middle" draw:auto-grow-height="false" fo:min-height="4.45cm" fo:min-width="1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496cm" fo:min-width="4.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cm" fo:min-width="1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3.9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844cm" fo:min-width="3.97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65cm" fo:min-width="3.5cm"/>
      <style:paragraph-properties style:writing-mode="lr-tb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35cm" fo:min-width="1.7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55cm" fo:min-width="2.7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35cm" fo:min-width="1.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211cm"/>
      <style:paragraph-properties style:writing-mode="lr-tb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2.35cm" fo:min-width="7.5cm"/>
    </style:style>
    <style:style style:name="gr15" style:family="graphic" style:parent-style-name="standard">
      <style:graphic-properties draw:textarea-horizontal-align="justify" draw:textarea-vertical-align="middle" draw:auto-grow-height="false" fo:min-height="0.5cm" fo:min-width="3.901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55cm" fo:min-width="1.7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15cm" fo:min-width="1.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55cm" fo:min-width="3.8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452cm" fo:min-width="2.3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25cm" fo:min-width="1.3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25cm" fo:min-width="1.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solid" draw:fill-color="#81d41a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4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hyphenate="false"/>
    </style:style>
    <style:style style:name="P13" style:family="paragraph"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tyle="italic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2" draw:layer="layout" svg:width="11.5cm" svg:height="4.7cm" svg:x="7.5cm" svg:y="8.5cm">
          <text:p text:style-name="P1">MIDI I2S SBC Pmod</text:p>
          <text:p text:style-name="P1">Edge Interfac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cm" svg:height="2.746cm" svg:x="23cm" svg:y="7.954cm">
          <text:p text:style-name="P3">Raspberry Pi</text:p>
          <text:p text:style-name="P3">(mt32-pi)</text:p>
          <text:p text:style-name="P3">(multicore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5cm" svg:height="0.75cm" draw:transform="rotate (1.5707963267949) translate (4.6cm 10.6cm)">
          <text:p text:style-name="P4"><text:span text:style-name="T1">Pmod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4.4cm" svg:height="1.8cm" svg:x="8.5cm" svg:y="17.1cm">
          <text:p text:style-name="P3">DAC I2S</text:p>
          <text:p text:style-name="P3">UDA 1334A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9cm" svg:y1="12.7cm" svg:x2="22.1cm" svg:y2="12.7cm">
          <text:p text:style-name="P5">/3</text:p>
          <text:p text:style-name="P5">I2S</text:p>
        </draw:line>
        <draw:line draw:style-name="gr5" draw:text-style-name="P6" draw:layer="layout" svg:x1="19cm" svg:y1="10.1cm" svg:x2="22.1cm" svg:y2="10.1cm">
          <text:p text:style-name="P5">/6</text:p>
          <text:p text:style-name="P5">SPI0/1</text:p>
        </draw:line>
        <draw:line draw:style-name="gr5" draw:text-style-name="P6" draw:layer="layout" svg:x1="10.6cm" svg:y1="13.2cm" svg:x2="10.6cm" svg:y2="15.1cm">
          <text:p text:style-name="P5">/3</text:p>
          <text:p text:style-name="P5">I2S</text:p>
        </draw:line>
        <draw:custom-shape draw:style-name="gr6" draw:text-style-name="P3" draw:layer="layout" svg:width="4.472cm" svg:height="3.094cm" svg:x="1.757cm" svg:y="2.738cm">
          <text:p text:style-name="P3">NeptUNO<text:line-break/>FPGA</text:p>
          <text:p text:style-name="P3"><text:span text:style-name="T2">( ZXDOS+)</text:span></text:p>
          <text:p text:style-name="P3"><text:span text:style-name="T2">(GomaDOS+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7.9cm" svg:y1="4.2cm" svg:x2="7.9cm" svg:y2="8.5cm">
          <text:p text:style-name="P5">/36</text:p>
          <text:p text:style-name="P5">EDGE conn.</text:p>
        </draw:line>
        <draw:custom-shape draw:style-name="gr7" draw:text-style-name="P3" draw:layer="layout" svg:width="4cm" svg:height="1.9cm" draw:transform="rotate (1.5707963267949) translate (1.8cm 12.8cm)">
          <text:p text:style-name="P3">Pmod</text:p>
          <text:p text:style-name="P3">peripherals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8cm" svg:y1="15.1cm" svg:x2="21.6cm" svg:y2="15.1cm">
          <text:p text:style-name="P7">/3</text:p>
          <text:p text:style-name="P7">I2S</text:p>
        </draw:line>
        <draw:line draw:style-name="gr8" draw:text-style-name="P6" draw:layer="layout" svg:x1="21.6cm" svg:y1="15.1cm" svg:x2="21.6cm" svg:y2="12.7cm">
          <text:p/>
        </draw:line>
        <draw:custom-shape draw:style-name="gr9" draw:text-style-name="P4" draw:layer="layout" svg:width="2.2cm" svg:height="0.6cm" svg:x="10.7cm" svg:y="5cm">
          <text:p text:style-name="P4"><text:span text:style-name="T1">Pmod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1.8cm" svg:y1="5.6cm" svg:x2="11.8cm" svg:y2="8.5cm">
          <text:p text:style-name="P5">/8</text:p>
          <text:p text:style-name="P5">SPI+UART</text:p>
        </draw:line>
        <draw:custom-shape draw:style-name="gr10" draw:text-style-name="P3" draw:layer="layout" svg:width="3.2cm" svg:height="1.8cm" svg:x="10.7cm" svg:y="2.3cm">
          <text:p text:style-name="P3">other</text:p>
          <text:p text:style-name="P3">FPGA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8" draw:layer="layout" svg:x1="11.5cm" svg:y1="4.2cm" svg:x2="11.5cm" svg:y2="4.9cm">
          <text:p/>
        </draw:line>
        <draw:line draw:style-name="gr11" draw:text-style-name="P8" draw:layer="layout" svg:x1="12.3cm" svg:y1="4.9cm" svg:x2="12.3cm" svg:y2="4.2cm">
          <text:p/>
        </draw:line>
        <draw:line draw:style-name="gr5" draw:text-style-name="P6" draw:layer="layout" svg:x1="5.3cm" svg:y1="9.8cm" svg:x2="7.5cm" svg:y2="9.8cm">
          <text:p text:style-name="P5"><text:span text:style-name="T3">/8</text:span></text:p>
          <text:p text:style-name="P5"><text:span text:style-name="T3"/></text:p>
        </draw:line>
        <draw:custom-shape draw:style-name="gr3" draw:text-style-name="P3" draw:layer="layout" svg:width="1.75cm" svg:height="0.75cm" draw:transform="rotate (1.5707963267949) translate (4.6cm 12.75cm)">
          <text:p text:style-name="P3">pmo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5.3cm" svg:y1="11.95cm" svg:x2="7.5cm" svg:y2="11.9cm">
          <text:p text:style-name="P5"><text:span text:style-name="T3">/8</text:span></text:p>
          <text:p text:style-name="P5"><text:span text:style-name="T3">I2C</text:span></text:p>
        </draw:line>
        <draw:custom-shape draw:style-name="gr12" draw:text-style-name="P9" draw:layer="layout" svg:width="1.8cm" svg:height="0.6cm" svg:x="13.2cm" svg:y="5cm">
          <text:p text:style-name="P9"><text:span text:style-name="T1">1x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7.7cm" svg:y1="4.3cm" svg:x2="17.7cm" svg:y2="8.5cm">
          <text:p text:style-name="P5">/2</text:p>
          <text:p text:style-name="P5"><text:span text:style-name="T2">display mt32pi</text:span></text:p>
        </draw:line>
        <draw:line draw:style-name="gr11" draw:text-style-name="P8" draw:layer="layout" svg:x1="13.6cm" svg:y1="4.2cm" svg:x2="13.6cm" svg:y2="4.9cm">
          <text:p/>
        </draw:line>
        <draw:frame draw:style-name="gr13" draw:text-style-name="P10" draw:layer="layout" svg:width="7.8cm" svg:height="2.461cm" svg:x="20.7cm" svg:y="17.339cm">
          <draw:text-box>
            <text:p>MIDI I2S SBC Pmod Edge Interface v1.0 </text:p>
            <text:p><text:span text:style-name="T4"><text:line-break/></text:span><text:span text:style-name="T4">somhic 24/03/22</text:span></text:p>
          </draw:text-box>
        </draw:frame>
        <draw:custom-shape draw:style-name="gr14" draw:text-style-name="P11" draw:layer="layout" svg:width="8cm" svg:height="2.6cm" svg:x="20.7cm" svg:y="17.4cm">
          <text:p/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3.858cm" svg:y1="12.312cm" svg:x2="4.558cm" svg:y2="12.3cm">
          <text:p/>
        </draw:line>
        <draw:line draw:style-name="gr11" draw:text-style-name="P8" draw:layer="layout" svg:x1="4.544cm" svg:y1="11.5cm" svg:x2="3.844cm" svg:y2="11.512cm">
          <text:p/>
        </draw:line>
        <draw:line draw:style-name="gr11" draw:text-style-name="P8" draw:layer="layout" svg:x1="3.814cm" svg:y1="10.212cm" svg:x2="4.514cm" svg:y2="10.2cm">
          <text:p/>
        </draw:line>
        <draw:line draw:style-name="gr11" draw:text-style-name="P8" draw:layer="layout" svg:x1="4.5cm" svg:y1="9.4cm" svg:x2="3.8cm" svg:y2="9.412cm">
          <text:p/>
        </draw:line>
        <draw:custom-shape draw:style-name="gr3" draw:text-style-name="P4" draw:layer="layout" svg:width="1.75cm" svg:height="0.75cm" draw:transform="rotate (1.5707963267949) translate (4.6cm 12.75cm)">
          <text:p text:style-name="P4"><text:span text:style-name="T1">Pmod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4.401cm" svg:height="0.75cm" draw:transform="rotate (1.5707963267949) translate (22.05cm 13cm)">
          <text:p text:style-name="P4"><text:span text:style-name="T1">2x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2.2cm" svg:height="0.8cm" svg:x="9.5cm" svg:y="16.1cm">
          <text:p text:style-name="P3"><text:span text:style-name="T1">1x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4.2cm" svg:y1="5.6cm" svg:x2="14.2cm" svg:y2="8.5cm">
          <text:p text:style-name="P5">/3</text:p>
          <text:p text:style-name="P5"><text:span text:style-name="T2">I2S</text:span></text:p>
        </draw:line>
        <draw:custom-shape draw:style-name="gr17" draw:text-style-name="P3" draw:layer="layout" svg:width="1.7cm" svg:height="1.4cm" svg:x="14.2cm" svg:y="2.7cm">
          <text:p text:style-name="P3"><text:span text:style-name="T5">DAC I2S</text:span></text:p>
          <text:p text:style-name="P12"><text:span text:style-name="T5"><text:s/></text:span><text:span text:style-name="T5">PCM5102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8" draw:layer="layout" svg:x1="14.6cm" svg:y1="4.2cm" svg:x2="14.6cm" svg:y2="4.9cm">
          <text:p/>
        </draw:line>
        <draw:line draw:style-name="gr5" draw:text-style-name="P6" draw:layer="layout" svg:x1="19cm" svg:y1="11.4cm" svg:x2="22.1cm" svg:y2="11.4cm">
          <text:p text:style-name="P5">/2</text:p>
          <text:p text:style-name="P5">MIDI/UART</text:p>
        </draw:line>
        <draw:line draw:style-name="gr11" draw:text-style-name="P6" draw:layer="layout" svg:x1="21.2cm" svg:y1="12.7cm" svg:x2="19cm" svg:y2="12.7cm">
          <text:p/>
        </draw:line>
        <draw:line draw:style-name="gr11" draw:text-style-name="P6" draw:layer="layout" svg:x1="10.6cm" svg:y1="15.3cm" svg:x2="10.6cm" svg:y2="16.1cm">
          <text:p/>
        </draw:line>
        <draw:line draw:style-name="gr11" draw:text-style-name="P8" draw:layer="layout" svg:x1="14.2cm" svg:y1="7.8cm" svg:x2="14.2cm" svg:y2="8.5cm">
          <text:p/>
        </draw:line>
        <draw:custom-shape draw:style-name="gr18" draw:text-style-name="P13" draw:layer="layout" svg:width="4.3cm" svg:height="2.8cm" svg:x="23.9cm" svg:y="10.9cm">
          <text:p text:style-name="P13"><text:span text:style-name="T6">other SBC / </text:span></text:p>
          <text:p text:style-name="P13"><text:span text:style-name="T6">microcontroler</text:span></text:p>
          <text:p text:style-name="P13"><text:span text:style-name="T6">(Maix Bit /</text:span></text:p>
          <text:p text:style-name="P13"><text:span text:style-name="T6">Stm32 / ...)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8cm" svg:height="0.702cm" draw:transform="rotate (1.5707963267949) translate (23cm 13.7cm)">
          <text:p text:style-name="P4"><text:span text:style-name="T1">adap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2.2cm" svg:height="0.6cm" svg:x="8.4cm" svg:y="5cm">
          <text:p text:style-name="P4"><text:span text:style-name="T1">Pmod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9.5cm" svg:y1="5.6cm" svg:x2="9.5cm" svg:y2="8.5cm">
          <text:p text:style-name="P5">/8</text:p>
          <text:p text:style-name="P5"/>
          <text:p text:style-name="P5"><text:span text:style-name="T7"/></text:p>
        </draw:line>
        <draw:line draw:style-name="gr8" draw:text-style-name="P8" draw:layer="layout" svg:x1="10.66cm" svg:y1="14.981cm" svg:x2="10.601cm" svg:y2="15.305cm">
          <text:p/>
        </draw:line>
        <draw:custom-shape draw:style-name="gr20" draw:text-style-name="P5" draw:layer="layout" svg:width="0.1cm" svg:height="0.1cm" svg:x="10.537cm" svg:y="15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0.1cm" svg:height="0.1cm" svg:x="10.738cm" svg:y="15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9cm" svg:y1="8.887cm" svg:x2="22.1cm" svg:y2="8.887cm">
          <text:p text:style-name="P5">/8</text:p>
          <text:p text:style-name="P5">mt32-pi</text:p>
        </draw:line>
        <draw:line draw:style-name="gr8" draw:text-style-name="P8" draw:layer="layout" svg:x1="6.227cm" svg:y1="4.217cm" svg:x2="7.9cm" svg:y2="4.2cm">
          <text:p/>
        </draw:line>
        <draw:custom-shape draw:style-name="gr21" draw:text-style-name="P4" draw:layer="layout" svg:width="1.8cm" svg:height="0.5cm" svg:x="15.2cm" svg:y="6.4cm">
          <text:p text:style-name="P4"><text:span text:style-name="T1">1x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6.1cm" svg:y1="6.9cm" svg:x2="16.1cm" svg:y2="8.5cm">
          <text:p text:style-name="P5">/2</text:p>
          <text:p text:style-name="P5">UART</text:p>
        </draw:line>
        <draw:custom-shape draw:style-name="gr21" draw:text-style-name="P4" draw:layer="layout" svg:width="1.8cm" svg:height="0.5cm" svg:x="16.8cm" svg:y="3.8cm">
          <text:p text:style-name="P4"><text:span text:style-name="T1">1x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1.6cm" svg:height="0.5cm" svg:x="18cm" svg:y="4.8cm">
          <text:p text:style-name="P4"><text:span text:style-name="T1">1x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8.8cm" svg:y1="5.3cm" svg:x2="18.8cm" svg:y2="8.5cm">
          <text:p text:style-name="P5">/3</text:p>
          <text:p text:style-name="P5"><text:span text:style-name="T2">encoder mt32pi</text:span>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6" draw:display-name="Hatching 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solid" draw:fill-color="#729fcf" draw:fill-gradient-name="Gradient_20_1" draw:fill-hatch-name="Hatching_20_6" draw:fill-image-name="Bitmap_20_1"/>
      <style:text-properties fo:font-size="14pt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23:42:35.990961427</meta:creation-date>
    <dc:date>2022-03-24T20:27:42.631662483</dc:date>
    <meta:editing-duration>PT3H38M45S</meta:editing-duration>
    <meta:editing-cycles>39</meta:editing-cycles>
    <meta:generator>LibreOffice/6.4.7.2$Linux_X86_64 LibreOffice_project/40$Build-2</meta:generator>
    <meta:document-statistic meta:object-count="53"/>
  </office:meta>
</office:document-meta>
</file>